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files on side TODO: ui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7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mmander: need show more when scroll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oggle comments, sometimes strange behavi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find 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py line, duplicate line, cut line without se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pp ico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ocolate theme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ide menus like welcome help ab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mart home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tatus bar/notify message(i.e. file saved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string" calcext:value-type="string">
            <text:p>check if file got updated externally, so reload file opti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ghlight selectio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string" calcext:value-type="string">
            <text:p>themes plugin (change theme, change sourceview style)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open recent files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Open more than one window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file/s from command line args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ix: Ctrl+z on freshly open file erase!!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string" calcext:value-type="string">
            <text:p>Files tree vie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search in direc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mark file with blue color when click one more click if selec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arrange files in side (drag / drop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output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bottom pan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de snipp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abstract way to communicate with other plugi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and replace on selected are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lazy plugin manager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Close, min, max buttons' hover show x + -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7" office:value-type="string" calcext:value-type="string">
            <text:p>open project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p margin in sourceview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string" calcext:value-type="string">
            <text:p>drag/drop file to editor must open file not path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updater plugin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4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5:22:58.656576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29T15:23:28.577256388</dc:date>
    <meta:editing-duration>PT6H20M51S</meta:editing-duration>
    <meta:editing-cycles>127</meta:editing-cycles>
    <meta:generator>LibreOffice/6.4.1.1$Linux_X86_64 LibreOffice_project/40$Build-1</meta:generator>
    <meta:document-statistic meta:table-count="1" meta:cell-count="109" meta:object-count="0"/>
  </office:meta>
</office:document-meta>
</file>